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www.fao.org/faostat/en/#data/FB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3:34:20.042000000</meta:creation-date>
    <dc:date>2021-04-15T13:34:34.995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7.0.4.2$Windows_X86_64 LibreOffice_project/dcf040e67528d9187c66b2379df5ea4407429775</meta:generator>
  </office:meta>
</office:document-meta>
</file>